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7: The fresh orange<text:bookmark text:name="_GoBack"/></text:p>
      <text:p text:style-name="Standard">RGB</text:p>
      <text:p text:style-name="Standard">R97 <text:s/>G109 <text:s/>B1116</text:p>
      <text:p text:style-name="Standard">R197 G199 B229</text:p>
      <text:p text:style-name="Standard">R228 <text:s/>G230 <text:s/>B244</text:p>
      <text:p text:style-name="Standard">R223 <text:s/>G107 <text:s/>B22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07:48:00</meta:creation-date>
    <dc:date>2024-08-20T07:48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7" meta:word-count="19" meta:character-count="93" meta:non-whitespace-character-count="75"/>
    <meta:user-defined meta:name="AppVersion">15.0000</meta:user-defined>
    <meta:template xlink:type="simple" xlink:actuate="onRequest" xlink:title="Normal.dotm" xlink:href=""/>
  </office:meta>
</office:document-meta>
</file>